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0000003CBA68C3F0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06a2" officeooo:paragraph-rsid="001306a2"/>
    </style:style>
    <style:style style:name="P2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IRCUIT DIAGRAM:</text:p>
      <text:p text:style-name="P1"/>
      <text:p text:style-name="P1"><draw:frame text:anchor-type="paragraph" draw:z-index="0" draw:name="Content Placeholder 3" draw:style-name="gr1" draw:text-style-name="P2" svg:width="19.472cm" svg:height="14.182cm" svg:x="0.002cm" svg:y="0cm"><draw:image xlink:href="Pictures/1000000000000500000003CBA68C3F07.png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8:52:17.597604053</meta:creation-date>
    <dc:date>2015-12-23T18:52:49.647157034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6" meta:non-whitespace-character-count="15"/>
    <meta:generator>LibreOffice/4.2.8.2$Linux_X86_64 LibreOffice_project/420m0$Build-2</meta:generator>
  </office:meta>
</office:document-meta>
</file>